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Roboto Mono" svg:font-family="'Roboto Mono', Menlo, Consolas, 'Bitstream Vera Sans Mono', 'Courier New', monospace"/>
    <style:font-face style:name="Source Code Pro" svg:font-family="'Source Code Pro'"/>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 svg:font-family="'Proxima Nova Alt Rg'" style:font-pitch="variable"/>
    <style:font-face style:name="Proxima Nova Alt Rg1"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master-page-name="MP0">
      <style:paragraph-properties style:page-number="auto" fo:break-before="page"/>
    </style:style>
    <style:style style:name="T1" style:family="text">
      <style:text-properties style:font-name="Proxima Nova Alt Rg" fo:font-size="12pt" style:font-size-asian="12pt" style:font-size-complex="12pt"/>
    </style:style>
    <style:style style:name="T2" style:family="text">
      <style:text-properties style:font-name="Proxima Nova Alt Rg" fo:font-size="12pt" fo:font-weight="normal" style:font-size-asian="12pt" style:font-weight-asian="normal" style:font-size-complex="12pt" style:font-weight-complex="normal"/>
    </style:style>
    <style:style style:name="T3" style:family="text">
      <style:text-properties style:font-name="Proxima Nova Alt Rg" fo:font-size="12pt" fo:font-weight="bold" style:font-size-asian="12pt" style:font-weight-asian="bold" style:font-size-complex="12pt" style:font-weight-complex="bold"/>
    </style:style>
    <style:style style:name="T4" style:family="text">
      <style:text-properties style:font-name="Lucida Console" fo:font-size="9pt" fo:font-weight="normal" style:font-size-asian="9pt" style:font-weight-asian="normal"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OCOM – ANDROID Section</text:p>
      <text:p text:style-name="Standard">MODEL-PART ASSOCIATIONS</text:p>
      <text:p text:style-name="Standard">PilotPartFactory</text:p>
      <text:p text:style-name="Standard">Variant: CAPSULEER_LIST</text:p>
      <text:p text:style-name="Standard">NeocomApiKey → ApiKeyPart</text:p>
      <text:p text:style-name="Standard">Pilot → PilotInfoPart</text:p>
      <text:p text:style-name="Standard">Corporation → PilotInfoPart</text:p>
      <text:p text:style-name="Standard">Variant: NEOCOM_DASHBOARD</text:p>
      <text:p text:style-name="Standard">Director → DirectorPart</text:p>
      <text:p text:style-name="Standard">Pilot → PilotInfoPart</text:p>
      <text:p text:style-name="Standard"/>
      <text:p text:style-name="Standard">NAMES</text:p>
      <text:p text:style-name="Standard">The method names have some meaning. I pretend to use the methods that start with “access” as some king of method that performs backend or database operations so it can take some time to complete and that results should be stored for later case. Then the “get” methods usually will not perform operation but just retrieve fields values.</text:p>
      <text:p text:style-name="Standard"/>
      <text:p text:style-name="Standard">ANGULAR</text:p>
      <text:p text:style-name="Standard"><text:span text:style-name="Fuente_20_de_20_párrafo_20_predeter."><text:span text:style-name="T1">Methods, fields and other items on angular should follow the same mechanics and naming than on Java.</text:span></text:span></text:p>
      <text:p text:style-name="Standard"><text:span text:style-name="Fuente_20_de_20_párrafo_20_predeter."><text:span text:style-name="T1"/></text:span></text:p>
      <text:p text:style-name="Standard"><text:span text:style-name="Fuente_20_de_20_párrafo_20_predeter."><text:span text:style-name="T2">ARCHITECTURE NOTES</text:span></text:span></text:p>
      <text:p text:style-name="Standard"><text:span text:style-name="Fuente_20_de_20_párrafo_20_predeter."><text:span text:style-name="T2"/></text:span></text:p>
      <text:p text:style-name="Standard"><text:span text:style-name="Fuente_20_de_20_párrafo_20_predeter."><text:span text:style-name="T3">GLOBAL SERVICES NAMING CONVENTION</text:span></text:span></text:p>
      <text:p text:style-name="Standard"><text:span text:style-name="Fuente_20_de_20_párrafo_20_predeter."><text:span text:style-name="T2">The global services has a lot of static methods that are related to multiple sets of api groups. To better organize and differentiate the here there is a proposal of the naming convention to use on the most important apis.</text:span></text:span></text:p>
      <text:list xml:id="list6498456167412169444" text:style-name="L1">
        <text:list-item>
          <text:p text:style-name="P1"><text:span text:style-name="Fuente_20_de_20_párrafo_20_predeter."><text:span text:style-name="T2">Properties and configuration definitions – get&lt;Name&gt;</text:span></text:span></text:p>
        </text:list-item>
        <text:list-item>
          <text:p text:style-name="P1"><text:span text:style-name="Fuente_20_de_20_párrafo_20_predeter."><text:span text:style-name="T2">Database accesses to retrieve data – access&lt;Name&gt;</text:span></text:span></text:p>
        </text:list-item>
        <text:list-item>
          <text:p text:style-name="P1"><text:span text:style-name="Fuente_20_de_20_párrafo_20_predeter."><text:span text:style-name="T2">ESI download of information – download&lt;Name&gt;</text:span></text:span></text:p>
        </text:list-item>
        <text:list-item>
          <text:p text:style-name="P1"><text:span text:style-name="Fuente_20_de_20_párrafo_20_predeter."><text:span text:style-name="T2">Cache interception and complex data storage – reach&lt;Name&gt; / fetch&lt;Name&gt;</text:span></text:span></text:p>
        </text:list-item>
        <text:list-item>
          <text:p text:style-name="P1"><text:span text:style-name="Fuente_20_de_20_párrafo_20_predeter."><text:span text:style-name="T2">SDE catalog searches to identify items by id – search&lt;Name&gt;</text:span></text:span></text:p>
        </text:list-item>
      </text:list>
      <text:p text:style-name="Standard"><text:span text:style-name="Fuente_20_de_20_párrafo_20_predeter."><text:span text:style-name="T2"/></text:span></text:p>
      <text:p text:style-name="Standard"><text:span text:style-name="Fuente_20_de_20_párrafo_20_predeter."><text:span text:style-name="T3">MICROSERVICES DESING CONSIDERATIONS</text:span></text:span></text:p>
      <text:p text:style-name="Standard"><text:span text:style-name="Fuente_20_de_20_párrafo_20_predeter."><text:span text:style-name="T2">During the resolution for a Micro Service request we face some limitations like the default consideration that MS calls do not have session persistence so the call has no information over any previous calls. This imposes some development practices and patterns that make any call a consistent sequence of data retrieval calls that get more performance from the caching of data.</text:span></text:span></text:p>
      <text:p text:style-name="Standard"><text:span text:style-name="Fuente_20_de_20_párrafo_20_predeter."><text:span text:style-name="T2"/></text:span></text:p>
      <text:p text:style-name="Standard"><text:span text:style-name="Fuente_20_de_20_párrafo_20_predeter."><text:span text:style-name="T2">But during the Infinity variant development I have found that many calls require a context to allow the correct progress of a call away from any other simultaneous call that the same server can service at the same time using the same cache and data storages structures. And this is not only about synchronization but to a more subtle problem generated by side effects on the calls.</text:span></text:span></text:p>
      <text:p text:style-name="Standard"><text:span text:style-name="Fuente_20_de_20_párrafo_20_predeter."><text:span text:style-name="T2"/></text:span></text:p>
      <text:p text:style-name="Standard"><text:span text:style-name="Fuente_20_de_20_párrafo_20_predeter."><text:span text:style-name="T2">If the data retrieval sequence is clearly predetermined it starts with the selection of a Credential. This selection will make a side effect because after this call we assume that the current value of the </text:span></text:span><text:span text:style-name="Fuente_20_de_20_párrafo_20_predeter."><text:span text:style-name="T3">ActiveCredential</text:span></text:span><text:span text:style-name="Fuente_20_de_20_párrafo_20_predeter."><text:span text:style-name="T2"> is not going to change. But this is not true. A new service call can change this global variable just when it starts the same data retrieval sequence.</text:span></text:span></text:p>
      <text:p text:style-name="Standard"><text:span text:style-name="Fuente_20_de_20_párrafo_20_predeter."><text:span text:style-name="T2"/></text:span></text:p>
      <text:p text:style-name="Standard"><text:span text:style-name="Fuente_20_de_20_párrafo_20_predeter."><text:span text:style-name="T2">So I face a clear requirement that I should use a </text:span></text:span><text:span text:style-name="Fuente_20_de_20_párrafo_20_predeter."><text:span text:style-name="T3">Call Context</text:span></text:span><text:span text:style-name="Fuente_20_de_20_párrafo_20_predeter."><text:span text:style-name="T2"> that will store all the data structures retrieved during the service progress and that should be used on the resolution </text:span></text:span><text:soft-page-break/><text:span text:style-name="Fuente_20_de_20_párrafo_20_predeter."><text:span text:style-name="T2">of any deeper calls without using massive parameter passing from level to level. The idea should start at the beginning of the call. At that point I should create a new Context instance private to this service call that should be storing and caching the used information during the call progress. This is similar to a session data reference but that should expire at the call termination as the first rule of the MS stands telling that service calls have no session state.</text:span></text:span></text:p>
      <text:p text:style-name="Standard"><text:span text:style-name="Fuente_20_de_20_párrafo_20_predeter."><text:span text:style-name="T2"/></text:span></text:p>
      <text:p text:style-name="Standard"><text:span text:style-name="Fuente_20_de_20_párrafo_20_predeter."><text:span text:style-name="T2">This element is an instance of a </text:span></text:span><text:span text:style-name="Fuente_20_de_20_párrafo_20_predeter."><text:span text:style-name="T3">SessionContext</text:span></text:span><text:span text:style-name="Fuente_20_de_20_párrafo_20_predeter."><text:span text:style-name="T2">. It is a class close in functionality to the </text:span></text:span><text:span text:style-name="Fuente_20_de_20_párrafo_20_predeter."><text:span text:style-name="T3">DataManagementModelStore</text:span></text:span><text:span text:style-name="Fuente_20_de_20_párrafo_20_predeter."><text:span text:style-name="T2"> that has now no purpose because it is the most clear source of side effects. This element should be used at any point instead the DMMS but we should access our session call instance. How we can do the control of the session information is by creating a session at the entry point and adding all the data beans we are using during the process into this session so it can be reused by any Global call that now should depend on this session at the first level to be able to retrieve any data from network systems that require authentication or from other calls that depend on previous data retrieved.</text:span></text:span></text:p>
      <text:p text:style-name="Standard"><text:span text:style-name="Fuente_20_de_20_párrafo_20_predeter."><text:span text:style-name="T2"/></text:span></text:p>
      <text:p text:style-name="Standard"><text:span text:style-name="Fuente_20_de_20_párrafo_20_predeter."><text:span text:style-name="T2">PAGE COMPONENT STRUCTURE</text:span></text:span></text:p>
      <text:p text:style-name="Standard"><text:span text:style-name="Fuente_20_de_20_párrafo_20_predeter."><text:span text:style-name="T2">The standard page component has three differentiated parts grouped into two sections. The first and top most upper section is the Header. It should display the page title and some optional explanation text as a subtitle.</text:span></text:span></text:p>
      <text:p text:style-name="Standard"><text:span text:style-name="Fuente_20_de_20_párrafo_20_predeter."><text:span text:style-name="T2">The second that occupies the rest of the page can be optionally divided into two panels, the Left and the Right usually in a proportion 60/40. Left panel is used to render the page data while the Right panel is used to display detailed information about the left panel selected items. Right panel renders may include actuator menus to interact with the target NeoCom node instance.</text:span></text:span></text:p>
      <text:p text:style-name="Standard"><text:span text:style-name="Fuente_20_de_20_párrafo_20_predeter."><text:span text:style-name="T2"/></text:span></text:p>
      <text:p text:style-name="Standard"><text:span text:style-name="Fuente_20_de_20_párrafo_20_predeter."><text:span text:style-name="T2">Complex pages can render component aggregators called Panels. A Panel is like an small page and can be associated to any Left or Right page panel. Panels usually have a title and one or more component iterators to render lists of data.</text:span></text:span></text:p>
      <text:p text:style-name="Standard"><text:span text:style-name="Fuente_20_de_20_párrafo_20_predeter."><text:span text:style-name="T2"/></text:span></text:p>
      <text:p text:style-name="Standard"><text:span text:style-name="Fuente_20_de_20_párrafo_20_predeter."><text:span text:style-name="T2">PAGE/PANEL ARQUITECTURE</text:span></text:span></text:p>
      <text:p text:style-name="Standard"><text:span text:style-name="Fuente_20_de_20_párrafo_20_predeter."><text:span text:style-name="T2">A simple page or panel component starts with an spinner.</text:span></text:span></text:p>
      <text:p text:style-name="Standard"><text:span text:style-name="Fuente_20_de_20_párrafo_20_predeter."><text:span text:style-name="T4">&lt;app-spinner-panel *ngIf="downloading" [title]="'Downloading planetary resources...'"&gt;</text:span></text:span></text:p>
      <text:p text:style-name="Standard"><text:span text:style-name="Fuente_20_de_20_párrafo_20_predeter."><text:span text:style-name="T4">&lt;/app-spinner-panel&gt;</text:span></text:span></text:p>
      <text:p text:style-name="Standard">The spinner visibility is controlled usually by the boolean 'downloading' flag that all nodes have declared as 'public'.</text:p>
      <text:p text:style-name="Standard">Then it can followed with a Header.</text:p>
      <text:p text:style-name="Standard"/>
      <text:p text:style-name="Standard">EXCEPTION REGISTRATION</text:p>
      <text:p text:style-name="Standard">I should create a mechanism to register intercepted exceptions. Those exceptions will be recorded in a list and will also generate the outputs. For that I should add the Location to my thrown exceptions so I will know where was the place where this exception was generated.</text:p>
      <text:p text:style-name="Standard">An ideal exception should have the next properties.</text:p>
      <text:list xml:id="list8019481451756863755" text:style-name="L2">
        <text:list-item>
          <text:p text:style-name="P2">Where is was generated.</text:p>
        </text:list-item>
        <text:list-item>
          <text:p text:style-name="P2">The cause of the exception.</text:p>
        </text:list-item>
        <text:list-item>
          <text:p text:style-name="P2">The message description.</text:p>
        </text:list-item>
        <text:list-item>
          <text:p text:style-name="P2">The error code on the global system exception table. This error also should have the package identifier (for example GBL-0034).</text:p>
        </text:list-item>
        <text:list-item>
          <text:p text:style-name="P2">The exception type, From the short list of Exception, RuntimeException or Error.</text:p>
        </text:list-item>
        <text:list-item>
          <text:p text:style-name="P2">The exception class.</text:p>
        </text:list-item>
        <text:list-item>
          <text:p text:style-name="P2">The exception stack trace.</text:p>
        </text:list-item>
      </text:list>
      <text:p text:style-name="Standard">Once the exception is intercepted we can add to the exception information the resulting <text:soft-page-break/>state of the interception that can be UNEXPECTED, SEVERE, WARNING, INTERCEPTED.</text:p>
      <text:p text:style-name="Standard"/>
      <text:p text:style-name="Standard">MINING LEDGER FORECASTING.</text:p>
      <text:p text:style-name="Standard">The key point on the mining operations are two. The target is to get the most profit from unit of time or the target is to complete some requirments pending from the mineral balance.</text:p>
      <text:p text:style-name="Standard"/>
      <text:p text:style-name="Standard">Most Profit.</text:p>
      <text:p text:style-name="Standard">If the user select the most profit UI tab we should get some input data to be able to identify what is the most profitable item for the location.</text:p>
      <text:p text:style-name="Standard">Ideally, we need the next data.</text:p>
      <text:list xml:id="list6943418097478165021" text:style-name="L3">
        <text:list-header>
          <text:p text:style-name="P3">1. The mining location.</text:p>
          <text:p text:style-name="P3">2. The place where I will refine that ore.</text:p>
          <text:p text:style-name="P3">3. The place where I expect to sell the ore/mineral.</text:p>
          <text:p text:style-name="P3">4. The current ship configuration to get the production per hour and also the advice about target switching or volume hauling.</text:p>
        </text:list-header>
      </text:list>
      <text:p text:style-name="Standard"/>
      <text:p text:style-name="Standard">From the point 1 we can expect what is the list of ores we expect to find at the location. This is not a mandatory point to cover by software because it is complex to get an exact list but to some level there is a predefined list of ores by race territory of my security levels. The proprity for this point is low because the user can detect easily what it is on the screen and from that list it can toggle out the ore types not available.</text:p>
      <text:p text:style-name="Standard"/>
      <text:p text:style-name="Standard">The point 4 is easy to get from the user because it can be read on the screen. Automatic calculation requires a lot of development just to get an approximate number of m3 by unit of time. The input should be the number of m3 by a number of seconds and a multiplier to set the number of mining lasers. Drone mining quantities will come from a table where we can infer the number of m3 from the type and number of drones.</text:p>
      <text:p text:style-name="Standard"/>
      <text:p text:style-name="Standard">But this is just to calculate an estimation of the production of isk by time unit. The second part for this is to retrieve from the api the mining actions and from it get the isk calculations with the expected values of the different items on the market shown at the point 3.</text:p>
      <text:p text:style-name="Standard"/>
      <text:p text:style-name="Standard">With the last point 2 we can evaluate with are the best ores or if we need to refine them before selling because it can happened that some ores are better as is and others better to refine, depending on the refine troughtput obtained at the selected facilities. To easy this we should create a databse of facility data where we can input the refining output for a selected station and a choosen pilot.</text:p>
      <text:p text:style-name="Standard"/>
      <text:p text:style-name="Standard">MINING LEDGER</text:p>
      <text:p text:style-name="Standard">The information retrieved through this api entry point has date information but not time information. We can add that factor by setting the finding time as another additional data. This way we can aggregate data in hour time slots and then calculate some statistical data about production time by unit of time.</text:p>
      <text:p text:style-name="Standard">{</text:p>
      <text:p text:style-name="Standard"><text:s text:c="4"/>"date": "2018-06-01",</text:p>
      <text:p text:style-name="Standard"><text:s text:c="4"/>"quantity": 64290,</text:p>
      <text:p text:style-name="Standard"><text:s text:c="4"/>"solar_system_id": 30001669,</text:p>
      <text:p text:style-name="Standard"><text:s text:c="4"/>"type_id": 17470</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Roboto Mono" svg:font-family="'Roboto Mono', Menlo, Consolas, 'Bitstream Vera Sans Mono', 'Courier New', monospace"/>
    <style:font-face style:name="Source Code Pro" svg:font-family="'Source Code Pro'"/>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 svg:font-family="'Proxima Nova Alt Rg'" style:font-pitch="variable"/>
    <style:font-face style:name="Proxima Nova Alt Rg1"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roxima Nova Alt Rg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Antinoo</meta:initial-creator>
    <meta:creation-date>2018-06-01T17:46:29.55</meta:creation-date>
    <dc:date>2018-06-03T01:46:55.20</dc:date>
    <dc:creator>Adam Antinoo</dc:creator>
    <meta:editing-duration>P1DT8H24S</meta:editing-duration>
    <meta:editing-cycles>5</meta:editing-cycles>
    <meta:generator>OpenOffice/4.1.4$Win32 OpenOffice.org_project/414m5$Build-9788</meta:generator>
    <meta:document-statistic meta:table-count="0" meta:image-count="0" meta:object-count="0" meta:page-count="3" meta:paragraph-count="70" meta:word-count="1448" meta:character-count="8411"/>
  </office:meta>
</office:document-meta>
</file>